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justify" fo:margin-left="0.00pt" fo:text-indent="35.45pt" fo:margin-right="-0.05pt"/>
    </style:style>
    <text:list-style style:name="L2">
      <text:list-level-style-bullet text:level="1" text:bullet-char="•">
        <style:list-level-properties text:space-before="-18.00pt" text:min-label-width="18.00pt"/>
        <style:text-properties fo:font-family="Symbol"/>
      </text:list-level-style-bullet>
    </text:list-style>
    <style:style style:name="P2" style:family="paragraph">
      <style:paragraph-properties fo:line-height="150.00%" fo:text-align="justify" fo:margin-right="-0.05pt"/>
    </style:style>
    <style:style style:name="P3" style:family="paragraph">
      <style:paragraph-properties fo:line-height="150.00%" fo:text-align="justify" fo:margin-right="-0.05pt"/>
    </style:style>
  </office:automatic-styles>
  <office:body>
    <office:text>
      <text:p text:style-name="P1"><text:span text:style-name="T1">Программное средство должно иметь понятный и удобный графический интерфейс. В меню программы входит выбор режима стеганографии в аудиозапись mp3, прорисовка графика изменения структуры аудиофайла (осциллограмма) и<text:s/></text:span><text:span text:style-name="T2">mp3<text:s/></text:span><text:span text:style-name="T3">плеер для возможности прослушать аудиофайл до и после внедрения.</text:span></text:p>
      <text:p text:style-name="P1"><text:span text:style-name="T3">Необходимо реализовать три режима внедрения данных в аудиофайлы: вставка в заголовки, вставка в тело данных, вставка в конец (чтобы антивирусные программы не блокировали содержимое).</text:span></text:p>
      <text:p text:style-name="P1"><text:span text:style-name="T3">Пользователь должен иметь возможность выбора mp3 файла со своего компьютера, также должен выбирать из файлов своего компьютера текстовый файл с сообщением, либо вводить его вручную.</text:span></text:p>
      <text:p text:style-name="P1"><text:span text:style-name="T3">Реализовать ограничение на расширение выбранных файлов.</text:span></text:p>
      <text:p text:style-name="P1"><text:span text:style-name="T3">Реализовать в первом режиме внедрения данных чтение информации из заголовка mp3 файлов, возможность изменения существующих данных в тегах, возможность просмотра информации путем вывода в отдельное окно программы.</text:span></text:p>
      <text:p text:style-name="P1"><text:span text:style-name="T3">Во втором режиме внедрения необходимо реализовать два способа записи информации в тело данных: в первом способе скрываемое сообщение шифруется, сжимается и внедряется в mp3 файл, второй способ реализует преобразование mp3 файла в формат wav, внедряет шифрованные данные и делает обратное преобразование в mp3.</text:span></text:p>
      <text:p text:style-name="P1"><text:span text:style-name="T3">Третий режим реализует открытие mp3 файла для правки и внедряет зашифрованные данные в конец файла.</text:span></text:p>
      <text:p text:style-name="P1"><text:span text:style-name="T3">Программное средство должно корректно выполнять функцию встраивания исходного сообщения в контейнер. В качестве контейнера разрешается использовать только аудио файлы в формате mp3. При некорректной эксплуатации должно быть показано сообщение об ошибке.</text:span></text:p>
      <text:p text:style-name="P1"><text:span text:style-name="T3">Шифрование алгоритмом DES или Blowfish или предложите свой.</text:span></text:p>
      <text:p text:style-name="P1"><text:span text:style-name="T3">Требования к надежности</text:span></text:p>
      <text:p text:style-name="P1"><text:span text:style-name="T3">Надежное функционирование программного средства должно быть обеспечено выполнением пользователем совокупности организационно-технических мероприятий, перечень которых приведен ниже:</text:span></text:p>
      <text:list text:style-name="L2">
        <text:list-item>
          <text:p text:style-name="P2"><text:span text:style-name="T3">организацией правильного ввода данных инициализирующих структур;</text:span></text:p>
        </text:list-item>
        <text:list-item>
          <text:p text:style-name="P2"><text:span text:style-name="T3">правильным функционированием технических средств</text:span></text:p>
        </text:list-item>
        <text:list-item>
          <text:p text:style-name="P2"><text:span text:style-name="T3">регулярным выполнением требований ГОСТ 51188-98. Защита информации. Испытания программных средств на наличие компьютерных вирусов.</text:span></text:p>
        </text:list-item>
      </text:list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